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Mono" fo:font-size="8pt" fo:font-weight="normal" officeooo:rsid="0022c4c4" fo:background-color="transparent" style:font-size-asian="8pt" style:font-weight-asian="normal" style:font-size-complex="8pt" style:font-weight-complex="normal"/>
    </style:style>
    <style:style style:name="P2" style:family="paragraph" style:parent-style-name="Standard">
      <style:text-properties fo:color="#000000" style:font-name="Liberation Mono" fo:font-size="8pt" fo:font-weight="normal" officeooo:rsid="0022c4c4" officeooo:paragraph-rsid="000cf318" fo:background-color="transparent" style:font-size-asian="8pt" style:font-weight-asian="normal" style:font-size-complex="8pt" style:font-weight-complex="normal"/>
    </style:style>
    <style:style style:name="P3" style:family="paragraph" style:parent-style-name="Standard">
      <style:text-properties fo:color="#000000" style:font-name="Liberation Mono" fo:font-size="8pt" fo:font-weight="normal" officeooo:rsid="0022c4c4" officeooo:paragraph-rsid="003d7b53" fo:background-color="transparent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000000" style:font-name="Liberation Mono" fo:font-size="8pt" fo:font-weight="normal" officeooo:rsid="0022c4c4" officeooo:paragraph-rsid="004ac17c" fo:background-color="transparent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0000" style:font-name="Liberation Mono" fo:font-size="8pt" fo:font-weight="normal" officeooo:rsid="0022c4c4" officeooo:paragraph-rsid="004b6cf3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text-properties fo:color="#000000" style:font-name="Liberation Mono" fo:font-size="8pt" fo:font-weight="normal" officeooo:rsid="0022c4c4" officeooo:paragraph-rsid="00414731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text-properties fo:color="#000000" style:font-name="Liberation Mono" fo:font-size="8pt" fo:font-weight="normal" officeooo:rsid="0022c4c4" officeooo:paragraph-rsid="0053a99c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text-properties fo:color="#000000" style:font-name="Liberation Mono" fo:font-size="8pt" fo:font-weight="normal" officeooo:rsid="0022c4c4" officeooo:paragraph-rsid="003d7b53" fo:background-color="#ffffff" style:font-size-asian="8pt" style:font-weight-asian="normal" style:font-size-complex="8pt" style:font-weight-complex="normal"/>
    </style:style>
    <style:style style:name="P9" style:family="paragraph" style:parent-style-name="Standard">
      <style:text-properties fo:color="#000000" style:font-name="Liberation Mono" fo:font-size="8pt" fo:font-weight="normal" officeooo:rsid="0022c4c4" officeooo:paragraph-rsid="003e8730" fo:background-color="#ffffff" style:font-size-asian="8pt" style:font-weight-asian="normal" style:font-size-complex="8pt" style:font-weight-complex="normal"/>
    </style:style>
    <style:style style:name="P10" style:family="paragraph" style:parent-style-name="Standard">
      <style:text-properties fo:color="#000000" style:font-name="Liberation Mono" fo:font-size="8pt" fo:font-weight="normal" officeooo:rsid="0022c4c4" officeooo:paragraph-rsid="00427ecf" fo:background-color="#ffffff" style:font-size-asian="8pt" style:font-weight-asian="normal" style:font-size-complex="8pt" style:font-weight-complex="normal"/>
    </style:style>
    <style:style style:name="P11" style:family="paragraph" style:parent-style-name="Standard">
      <style:text-properties fo:color="#000000" style:font-name="Liberation Mono" fo:font-size="8pt" fo:font-weight="normal" officeooo:rsid="0022c4c4" officeooo:paragraph-rsid="0045cde6" fo:background-color="#ffffff" style:font-size-asian="8pt" style:font-weight-asian="normal" style:font-size-complex="8pt" style:font-weight-complex="normal"/>
    </style:style>
    <style:style style:name="P12" style:family="paragraph" style:parent-style-name="Standard">
      <style:text-properties fo:color="#000000" style:font-name="Liberation Mono" fo:font-size="8pt" fo:font-weight="normal" officeooo:rsid="0022c4c4" officeooo:paragraph-rsid="004751d3" fo:background-color="#ffffff" style:font-size-asian="8pt" style:font-weight-asian="normal" style:font-size-complex="8pt" style:font-weight-complex="normal"/>
    </style:style>
    <style:style style:name="P13" style:family="paragraph" style:parent-style-name="Standard">
      <style:text-properties fo:color="#000000" style:font-name="Liberation Mono" fo:font-size="8pt" fo:font-weight="normal" officeooo:rsid="0022c4c4" officeooo:paragraph-rsid="0047d6b4" fo:background-color="#ffffff" style:font-size-asian="8pt" style:font-weight-asian="normal" style:font-size-complex="8pt" style:font-weight-complex="normal"/>
    </style:style>
    <style:style style:name="P14" style:family="paragraph" style:parent-style-name="Standard">
      <style:text-properties fo:color="#000000" style:font-name="Liberation Mono" fo:font-size="8pt" fo:font-weight="normal" officeooo:rsid="0022c4c4" officeooo:paragraph-rsid="004be2f8" fo:background-color="#ffffff" style:font-size-asian="8pt" style:font-weight-asian="normal" style:font-size-complex="8pt" style:font-weight-complex="normal"/>
    </style:style>
    <style:style style:name="P15" style:family="paragraph" style:parent-style-name="Standard">
      <style:text-properties fo:color="#000000" style:font-name="Liberation Mono" fo:font-size="8pt" fo:font-weight="normal" officeooo:rsid="0022c4c4" officeooo:paragraph-rsid="004da83e" fo:background-color="#ffffff" style:font-size-asian="8pt" style:font-weight-asian="normal" style:font-size-complex="8pt" style:font-weight-complex="normal"/>
    </style:style>
    <style:style style:name="P16" style:family="paragraph" style:parent-style-name="Standard">
      <style:text-properties fo:color="#000000" style:font-name="Liberation Mono" fo:font-size="8pt" fo:font-weight="normal" officeooo:rsid="0022c4c4" officeooo:paragraph-rsid="0055599a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text-properties fo:color="#000000" style:font-name="Liberation Mono" fo:font-size="8pt" fo:font-weight="normal" officeooo:rsid="0022c4c4" officeooo:paragraph-rsid="00567773" fo:background-color="#ffffff" style:font-size-asian="8pt" style:font-weight-asian="normal" style:font-size-complex="8pt" style:font-weight-complex="normal"/>
    </style:style>
    <style:style style:name="P18" style:family="paragraph" style:parent-style-name="Standard">
      <style:text-properties fo:color="#000000" style:font-name="Liberation Mono" fo:font-size="8pt" fo:font-weight="normal" officeooo:rsid="0022c4c4" officeooo:paragraph-rsid="00582d82" fo:background-color="#ffffff" style:font-size-asian="8pt" style:font-weight-asian="normal" style:font-size-complex="8pt" style:font-weight-complex="normal"/>
    </style:style>
    <style:style style:name="P19" style:family="paragraph" style:parent-style-name="Standard">
      <style:text-properties fo:color="#000000" style:font-name="Liberation Mono" fo:font-size="8pt" fo:font-weight="normal" officeooo:rsid="0022c4c4" officeooo:paragraph-rsid="005981ee" fo:background-color="#ffffff" style:font-size-asian="8pt" style:font-weight-asian="normal" style:font-size-complex="8pt" style:font-weight-complex="normal"/>
    </style:style>
    <style:style style:name="P20" style:family="paragraph" style:parent-style-name="Standard">
      <style:text-properties fo:color="#000000" style:font-name="Liberation Mono" fo:font-size="8pt" fo:font-weight="normal" officeooo:rsid="0022c4c4" officeooo:paragraph-rsid="005af167" fo:background-color="#ffffff" style:font-size-asian="8pt" style:font-weight-asian="normal" style:font-size-complex="8pt" style:font-weight-complex="normal"/>
    </style:style>
    <style:style style:name="P21" style:family="paragraph" style:parent-style-name="Standard">
      <style:text-properties fo:color="#000000" style:font-name="Liberation Mono" fo:font-size="8pt" fo:font-weight="normal" officeooo:rsid="0022c4c4" officeooo:paragraph-rsid="005b9f72" fo:background-color="#ffffff" style:font-size-asian="8pt" style:font-weight-asian="normal" style:font-size-complex="8pt" style:font-weight-complex="normal"/>
    </style:style>
    <style:style style:name="P22" style:family="paragraph" style:parent-style-name="Standard">
      <style:text-properties fo:color="#000000" style:font-name="Liberation Mono" fo:font-size="8pt" fo:font-weight="normal" officeooo:rsid="0022c4c4" officeooo:paragraph-rsid="000cf318" fo:background-color="#e6e905" style:font-size-asian="8pt" style:font-weight-asian="normal" style:font-size-complex="8pt" style:font-weight-complex="normal"/>
    </style:style>
    <style:style style:name="P23" style:family="paragraph" style:parent-style-name="Standard">
      <style:text-properties fo:color="#000000" style:font-name="Liberation Mono" fo:font-size="8pt" fo:font-weight="normal" officeooo:rsid="0022c4c4" officeooo:paragraph-rsid="00414731" fo:background-color="#e6e905" style:font-size-asian="8pt" style:font-weight-asian="normal" style:font-size-complex="8pt" style:font-weight-complex="normal"/>
    </style:style>
    <style:style style:name="P24" style:family="paragraph" style:parent-style-name="Standard">
      <style:text-properties fo:color="#000000" style:font-name="Liberation Mono" fo:font-size="8pt" fo:font-weight="normal" officeooo:rsid="00427ecf" officeooo:paragraph-rsid="00427ecf" fo:background-color="#ffff00" style:font-size-asian="8pt" style:font-weight-asian="normal" style:font-size-complex="8pt" style:font-weight-complex="normal"/>
    </style:style>
    <style:style style:name="P25" style:family="paragraph" style:parent-style-name="Standard">
      <style:text-properties officeooo:paragraph-rsid="00427ecf"/>
    </style:style>
    <style:style style:name="P26" style:family="paragraph" style:parent-style-name="Standard">
      <style:text-properties officeooo:paragraph-rsid="005060b4"/>
    </style:style>
    <style:style style:name="P27" style:family="paragraph" style:parent-style-name="Standard">
      <style:paragraph-properties fo:break-before="page"/>
      <style:text-properties fo:color="#000000" style:font-name="Liberation Mono" fo:font-size="8pt" fo:font-weight="normal" officeooo:rsid="0022c4c4" officeooo:paragraph-rsid="000cf318" fo:background-color="#e6e905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break-before="page"/>
      <style:text-properties fo:color="#000000" style:font-name="Liberation Mono" fo:font-size="8pt" fo:font-weight="normal" officeooo:rsid="00414731" officeooo:paragraph-rsid="00414731" fo:background-color="#e6e905" style:font-size-asian="8pt" style:font-weight-asian="normal" style:font-size-complex="8pt" style:font-weight-complex="normal"/>
    </style:style>
    <style:style style:name="P29" style:family="paragraph" style:parent-style-name="Standard">
      <style:text-properties fo:color="#000000" style:text-outline="false" style:text-line-through-style="none" style:text-line-through-type="none" style:font-name="Liberation Mono" fo:font-size="8pt" fo:font-style="normal" fo:text-shadow="none" style:text-underline-style="none" fo:font-weight="normal" officeooo:rsid="0022c4c4" officeooo:paragraph-rsid="0053a99c" fo:background-color="transparent" style:font-size-asian="8pt" style:font-style-asian="normal" style:font-weight-asian="normal" style:font-size-complex="8pt" style:font-weight-complex="normal" style:text-emphasize="none"/>
    </style:style>
    <style:style style:name="P30" style:family="paragraph" style:parent-style-name="Standard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c4c4" officeooo:paragraph-rsid="003d7b53" fo:background-color="#ffffff" style:font-size-asian="10pt" style:font-style-asian="normal" style:font-weight-asian="normal" style:font-size-complex="8pt" style:font-weight-complex="normal" style:text-emphasize="none"/>
    </style:style>
    <style:style style:name="P31" style:family="paragraph" style:parent-style-name="Standard">
      <style:text-properties fo:color="#000000" style:font-name="Liberation Mono" fo:font-size="8pt" fo:font-weight="normal" officeooo:rsid="0022c4c4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text-properties fo:color="#000000" style:font-name="Liberation Mono" fo:font-size="8pt" fo:font-weight="normal" officeooo:rsid="0022c4c4" fo:background-color="#ffff00" style:font-size-asian="8pt" style:font-weight-asian="normal" style:font-size-complex="8pt" style:font-weight-complex="normal"/>
    </style:style>
    <style:style style:name="T1" style:family="text">
      <style:text-properties officeooo:rsid="003aa62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45cde6" fo:background-color="transparent" loext:char-shading-value="0"/>
    </style:style>
    <style:style style:name="T4" style:family="text">
      <style:text-properties officeooo:rsid="004751d3" fo:background-color="transparent" loext:char-shading-value="0"/>
    </style:style>
    <style:style style:name="T5" style:family="text">
      <style:text-properties officeooo:rsid="003aa622" fo:background-color="transparent" loext:char-shading-value="0"/>
    </style:style>
    <style:style style:name="T6" style:family="text">
      <style:text-properties officeooo:rsid="0010a387" fo:background-color="transparent" loext:char-shading-value="0"/>
    </style:style>
    <style:style style:name="T7" style:family="text">
      <style:text-properties officeooo:rsid="0010a387"/>
    </style:style>
    <style:style style:name="T8" style:family="text">
      <style:text-properties officeooo:rsid="001e1944"/>
    </style:style>
    <style:style style:name="T9" style:family="text">
      <style:text-properties officeooo:rsid="00414731"/>
    </style:style>
    <style:style style:name="T10" style:family="text">
      <style:text-properties fo:color="#000000" style:font-name="Liberation Mono" fo:font-size="8pt" fo:font-weight="normal" officeooo:rsid="0022c4c4" fo:background-color="#ffffff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Mono" fo:font-size="8pt" fo:font-weight="normal" officeooo:rsid="003aa622" fo:background-color="#ffffff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Mono" fo:font-size="8pt" fo:font-weight="normal" officeooo:rsid="001e1944" fo:background-color="#ffffff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Mono" fo:font-size="8pt" fo:font-weight="normal" officeooo:rsid="0022c4c4" fo:background-color="#e6e905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Mono" fo:font-size="8pt" fo:font-weight="normal" officeooo:rsid="005060b4" fo:background-color="#e6e905" loext:char-shading-value="0" style:font-size-asian="8pt" style:font-weight-asian="normal" style:font-size-complex="8pt" style:font-weight-complex="normal"/>
    </style:style>
    <style:style style:name="T15" style:family="text">
      <style:text-properties officeooo:rsid="00468dcb"/>
    </style:style>
    <style:style style:name="T16" style:family="text">
      <style:text-properties officeooo:rsid="005060b4"/>
    </style:style>
    <style:style style:name="T17" style:family="text">
      <style:text-properties officeooo:rsid="00567773"/>
    </style:style>
    <style:style style:name="T18" style:family="text">
      <style:text-properties officeooo:rsid="00581746"/>
    </style:style>
    <style:style style:name="T19" style:family="text">
      <style:text-properties officeooo:rsid="00582d82"/>
    </style:style>
    <style:style style:name="T20" style:family="text">
      <style:text-properties officeooo:rsid="005981ee"/>
    </style:style>
    <style:style style:name="T21" style:family="text">
      <style:text-properties officeooo:rsid="005af167"/>
    </style:style>
    <style:style style:name="T22" style:family="text">
      <style:text-properties officeooo:rsid="005b9f72"/>
    </style:style>
    <style:style style:name="T23" style:family="text">
      <style:text-properties officeooo:rsid="005cf732"/>
    </style:style>
    <style:style style:name="T24" style:family="text">
      <style:text-properties officeooo:rsid="005ec680"/>
    </style:style>
    <style:style style:name="T25" style:family="text">
      <style:text-properties officeooo:rsid="0061e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// <text:span text:style-name="T16">Stvaranje bidirekcionalne veze OBITELJ</text:span></text:p>
      <text:p text:style-name="P6">MATCH (o:Osoba), (n:Osoba)</text:p>
      <text:p text:style-name="P1">WHERE o.obitelj = n.obitelj</text:p>
      <text:p text:style-name="P1">MERGE (o)-[r:OBITELJ]-&gt;(n)</text:p>
      <text:p text:style-name="P6"/>
      <text:p text:style-name="P26"><text:span text:style-name="T13">// </text:span><text:span text:style-name="T14">Uklanjanje veze OBITELJ na sebe samoga</text:span></text:p>
      <text:p text:style-name="P6">MATCH (o:Osoba)-[r:OBITELJ]-&gt;(o) </text:p>
      <text:p text:style-name="P1">DELETE r</text:p>
      <text:p text:style-name="P1"/>
      <text:p text:style-name="P32">// <text:span text:style-name="T25">Dodati svim osobama novo svojstvo</text:span></text:p>
      <text:p text:style-name="P1">MATCH (o:Osoba) SET o.nadzor = FALSE</text:p>
      <text:p text:style-name="P28">// POLICIJA</text:p>
      <text:p text:style-name="P7">MATCH (o:Osoba{OIB: "23399678436"}), (d:PolicijskiDjelatnik{id_djelatnik: "pol_001"}), (i:PolicijskaPostaja{id_ustanova: "zg_1pp"})</text:p>
      <text:p text:style-name="P7">MERGE (o)-[r1:ZAKONSKI]-&gt;(p:ZakonskiProblem{vrijeme: "2021-01-21", vrsta_dogadaja: "Obiteljsko nasilje"})</text:p>
      <text:p text:style-name="P7">MERGE (d)-[r2:POLICIJA_EVIDENCIJA]-&gt;(p)</text:p>
      <text:p text:style-name="P7">MERGE (p)-[r3:POLICIJA_LOKACIJA]-&gt;(i)</text:p>
      <text:p text:style-name="P7"/>
      <text:p text:style-name="P7">MATCH (o:Osoba{OIB: "23399678436"}), (d:PolicijskiDjelatnik{id_djelatnik: "pol_001"}), (i:PolicijskaPostaja{id_ustanova: "zg_1pp"})</text:p>
      <text:p text:style-name="P7">MERGE (o)-[r1:ZAKONSKI]-&gt;(p:ZakonskiProblem{vrijeme: "2020-10-18", vrsta_dogadaja: "Posjedovanje opojnih sredstava"})</text:p>
      <text:p text:style-name="P7">MERGE (d)-[r2:POLICIJA_EVIDENCIJA]-&gt;(p)</text:p>
      <text:p text:style-name="P7">MERGE (p)-[r3:POLICIJA_LOKACIJA]-&gt;(i)</text:p>
      <text:p text:style-name="P4"/>
      <text:p text:style-name="P4">MATCH (o:Osoba{OIB: "79978058575"}), (d:PolicijskiDjelatnik{id_djelatnik: "pol_001"}), (i:PolicijskaPostaja{id_ustanova: "zg_1pp"})</text:p>
      <text:p text:style-name="P4">MERGE (o)-[r1:ZAKONSKI]-&gt;(p:ZakonskiProblem{vrijeme: "2021-01-21", vrsta_dogadaja: "Obiteljsko nasilje"})</text:p>
      <text:p text:style-name="P3">MERGE (d)-[r2:POLICIJA_EVIDENCIJA]-&gt;(p)</text:p>
      <text:p text:style-name="P3">MERGE (p)-[r3:POLICIJA_LOKACIJA]-&gt;(i)</text:p>
      <text:p text:style-name="P3"/>
      <text:p text:style-name="P5">MATCH (o:Osoba{OIB: "79978058575"}), (d:PolicijskiDjelatnik{id_djelatnik: "pol_001"}), (i:PolicijskaPostaja{id_ustanova: "zg_1pp"})</text:p>
      <text:p text:style-name="P5">MERGE (o)-[r1:ZAKONSKI]-&gt;(p:ZakonskiProblem{vrijeme: "2022-02-12", vrsta_dogadaja: "Posjedovanje opojnih sredstava"})</text:p>
      <text:p text:style-name="P5">MERGE (d)-[r2:POLICIJA_EVIDENCIJA]-&gt;(p)</text:p>
      <text:p text:style-name="P5">MERGE (p)-[r3:POLICIJA_LOKACIJA]-&gt;(i)</text:p>
      <text:p text:style-name="P3"/>
      <text:p text:style-name="P7">MATCH (o:Osoba{OIB: "88667397191"}), (d:PolicijskiDjelatnik{id_djelatnik: "pol_001"}), (i:PolicijskaPostaja{id_ustanova: "zg_1pp"})</text:p>
      <text:p text:style-name="P7">MERGE (o)-[r1:ZAKONSKI]-&gt;(p:ZakonskiProblem{vrijeme: "2021-01-21", vrsta_dogadaja: "Obiteljsko nasilje"})</text:p>
      <text:p text:style-name="P7">MERGE (d)-[r2:POLICIJA_EVIDENCIJA]-&gt;(p)</text:p>
      <text:p text:style-name="P7">MERGE (p)-[r3:POLICIJA_LOKACIJA]-&gt;(i)</text:p>
      <text:p text:style-name="P3"/>
      <text:p text:style-name="P7">MATCH (o:Osoba{OIB: "16716761388"}), (d:PolicijskiDjelatnik{id_djelatnik: "pol_001"}), (i:PolicijskaPostaja{id_ustanova: "zg_1pp"})</text:p>
      <text:p text:style-name="P7">MERGE (o)-[r1:ZAKONSKI]-&gt;(p:ZakonskiProblem{vrijeme: "2020-10-18", vrsta_dogadaja: "Posjedovanje opojnih sredstava"})</text:p>
      <text:p text:style-name="P7">MERGE (d)-[r2:POLICIJA_EVIDENCIJA]-&gt;(p)</text:p>
      <text:p text:style-name="P29">MERGE (p)-[r3:POLICIJA_LOKACIJA]-&gt;(i)</text:p>
      <text:p text:style-name="P28">// ŠKOLA</text:p>
      <text:p text:style-name="P17">MATCH (o:Osoba{OIB: "82073692696"}), (d:ŠkolskiDjelatnik{id_djelatnik: "skol_001"}), (i:ŠkolskaUstanova{id_ustanova: <text:span text:style-name="T2">"</text:span><text:span text:style-name="T1">zg_osig</text:span><text:span text:style-name="T2">"</text:span>})</text:p>
      <text:p text:style-name="P14">MERGE (o)-[r1:NEPRILAGODJENO]-&gt;(p:ProblemŠkola{vrijeme: "202<text:span text:style-name="T17">1</text:span>-0<text:span text:style-name="T18">5</text:span>-1<text:span text:style-name="T17">2</text:span>", vrsta_dogadaja: "Izuzetno povučeno dijete"})</text:p>
      <text:p text:style-name="P8">MERGE (d)-[r2:SKOLA_EVIDENCIJA]-&gt;(p)</text:p>
      <text:p text:style-name="P8">MERGE (p)-[r3:SKOLA_LOKACIJA]-&gt;(i)</text:p>
      <text:p text:style-name="P8"/>
      <text:p text:style-name="P17">MATCH (o:Osoba{OIB: "82073692696"}), (d:ŠkolskiDjelatnik{id_djelatnik: "skol_001"}), (i:ŠkolskaUstanova{id_ustanova: <text:span text:style-name="T2">"</text:span><text:span text:style-name="T1">zg_osig</text:span><text:span text:style-name="T2">"</text:span>})</text:p>
      <text:p text:style-name="P14">MERGE (o)-[r1:NEPRILAGODJENO]-&gt;(p:ProblemŠkola{vrijeme: "202<text:span text:style-name="T18">1</text:span>-0<text:span text:style-name="T17">2</text:span>-<text:span text:style-name="T17">25</text:span>", vrsta_dogadaja: "Česti neopravdani izostanci"})</text:p>
      <text:p text:style-name="P14">MERGE (d)-[r2:SKOLA_EVIDENCIJA]-&gt;(p)</text:p>
      <text:p text:style-name="P14">MERGE (p)-[r3:SKOLA_LOKACIJA]-&gt;(i)</text:p>
      <text:p text:style-name="P14"/>
      <text:p text:style-name="P18">MATCH (o:Osoba{OIB: "23547467198"}), (d:ŠkolskiDjelatnik{id_djelatnik: "skol_001"}), (i:ŠkolskaUstanova{id_ustanova: <text:span text:style-name="T2">"</text:span><text:span text:style-name="T1">zg_osig</text:span><text:span text:style-name="T2">"</text:span>})</text:p>
      <text:p text:style-name="P15">MERGE (o)-[r1:NEPRILAGODJENO]-&gt;(p:ProblemŠkola{vrijeme: "2020-06-10", vrsta_dogadaja: "Izuzetno povučeno dijete"})</text:p>
      <text:p text:style-name="P15">MERGE (d)-[r2:SKOLA_EVIDENCIJA]-&gt;(p)</text:p>
      <text:p text:style-name="P15">MERGE (p)-[r3:SKOLA_LOKACIJA]-&gt;(i)</text:p>
      <text:p text:style-name="P15"/>
      <text:p text:style-name="P18">MATCH (o:Osoba{OIB: "23547467198"}), (d:ŠkolskiDjelatnik{id_djelatnik: "skol_001"}), (i:ŠkolskaUstanova{id_ustanova: <text:span text:style-name="T2">"</text:span><text:span text:style-name="T1">zg_osig</text:span><text:span text:style-name="T2">"</text:span>})</text:p>
      <text:p text:style-name="P18">MERGE (o)-[r1:NEPRILAGODJENO]-&gt;(p:ProblemŠkola{vrijeme: "2020-06-10", vrsta_dogadaja: "Česti neopravdani izostanci"})</text:p>
      <text:p text:style-name="P18">MERGE (d)-[r2:SKOLA_EVIDENCIJA]-&gt;(p)</text:p>
      <text:p text:style-name="P18">MERGE (p)-[r3:SKOLA_LOKACIJA]-&gt;(i)</text:p>
      <text:p text:style-name="P15"/>
      <text:p text:style-name="P18">MATCH (o:Osoba{OIB: "23547467198"}), (d:ŠkolskiDjelatnik{id_djelatnik: "skol_001"}), (i:ŠkolskaUstanova{id_ustanova: <text:span text:style-name="T2">"</text:span><text:span text:style-name="T1">zg_osig</text:span><text:span text:style-name="T2">"</text:span>})</text:p>
      <text:p text:style-name="P18">MERGE (o)-[r1:NEPRILAGODJENO]-&gt;(p:ProblemŠkola{vrijeme: "20<text:span text:style-name="T19">19</text:span>-0<text:span text:style-name="T19">5</text:span>-<text:span text:style-name="T19">22</text:span>", vrsta_dogadaja: "Česti neopravdani izostanci"})</text:p>
      <text:p text:style-name="P18">MERGE (d)-[r2:SKOLA_EVIDENCIJA]-&gt;(p)</text:p>
      <text:p text:style-name="P18">MERGE (p)-[r3:SKOLA_LOKACIJA]-&gt;(i)</text:p>
      <text:p text:style-name="P15"/>
      <text:p text:style-name="P19">MATCH (o:Osoba{OIB: "7703348677"}), (d:ŠkolskiDjelatnik{id_djelatnik: "skol_001"}), (i:ŠkolskaUstanova{id_ustanova: <text:span text:style-name="T2">"</text:span><text:span text:style-name="T1">zg_osig</text:span><text:span text:style-name="T2">"</text:span>})</text:p>
      <text:p text:style-name="P15">MERGE (o)-[r1:NEPRILAGODJENO]-&gt;(p:ProblemŠkola{vrijeme: "202<text:span text:style-name="T20">1</text:span>-0<text:span text:style-name="T20">9</text:span>-10", vrsta_dogadaja: "Izuzetno povučeno dijete"})</text:p>
      <text:p text:style-name="P15">MERGE (d)-[r2:SKOLA_EVIDENCIJA]-&gt;(p)</text:p>
      <text:p text:style-name="P15">MERGE (p)-[r3:SKOLA_LOKACIJA]-&gt;(i)</text:p>
      <text:p text:style-name="P15"/>
      <text:p text:style-name="P19">MATCH (o:Osoba{OIB: "7703348677"}), (d:ŠkolskiDjelatnik{id_djelatnik: "skol_001"}), (i:ŠkolskaUstanova{id_ustanova: <text:span text:style-name="T2">"</text:span><text:span text:style-name="T1">zg_osig</text:span><text:span text:style-name="T2">"</text:span>})</text:p>
      <text:p text:style-name="P15">MERGE (o)-[r1:NEPRILAGODJENO]-&gt;(p:ProblemŠkola{vrijeme: "2020-0<text:span text:style-name="T20">3</text:span>-<text:span text:style-name="T20">22</text:span>", vrsta_dogadaja: "Česti neopravdani izostanci"})</text:p>
      <text:p text:style-name="P15">MERGE (d)-[r2:SKOLA_EVIDENCIJA]-&gt;(p)</text:p>
      <text:p text:style-name="P15">MERGE (p)-[r3:SKOLA_LOKACIJA]-&gt;(i)</text:p>
      <text:p text:style-name="P15"/>
      <text:p text:style-name="P20">MATCH (o:Osoba{OIB: "24816613474"}), (d:ŠkolskiDjelatnik{id_djelatnik: "skol_001"}), (i:ŠkolskaUstanova{id_ustanova: <text:span text:style-name="T2">"</text:span><text:span text:style-name="T1">zg_osig</text:span><text:span text:style-name="T2">"</text:span>})</text:p>
      <text:p text:style-name="P15">MERGE (o)-[r1:NEPRILAGODJENO]-&gt;(p:ProblemŠkola{vrijeme: "202<text:span text:style-name="T21">2</text:span>-0<text:span text:style-name="T21">1</text:span>-<text:span text:style-name="T21">23</text:span>", vrsta_dogadaja: "Izuzetno povučeno dijete"})</text:p>
      <text:p text:style-name="P15">MERGE (d)-[r2:SKOLA_EVIDENCIJA]-&gt;(p)</text:p>
      <text:p text:style-name="P15">MERGE (p)-[r3:SKOLA_LOKACIJA]-&gt;(i)</text:p>
      <text:p text:style-name="P15"/>
      <text:p text:style-name="P20">MATCH (o:Osoba{OIB: "24816613474"}), (d:ŠkolskiDjelatnik{id_djelatnik: "skol_001"}), (i:ŠkolskaUstanova{id_ustanova: <text:span text:style-name="T2">"</text:span><text:span text:style-name="T1">zg_osig</text:span><text:span text:style-name="T2">"</text:span>})</text:p>
      <text:p text:style-name="P15">MERGE (o)-[r1:NEPRILAGODJENO]-&gt;(p:ProblemŠkola{vrijeme: "2020-06-10", vrsta_dogadaja: "Česti neopravdani izostanci"})</text:p>
      <text:p text:style-name="P15">MERGE (d)-[r2:SKOLA_EVIDENCIJA]-&gt;(p)</text:p>
      <text:p text:style-name="P15">MERGE (p)-[r3:SKOLA_LOKACIJA]-&gt;(i)</text:p>
      <text:p text:style-name="P8"/>
      <text:p text:style-name="P8"/>
      <text:p text:style-name="P8"/>
      <text:p text:style-name="P30"/>
      <text:p text:style-name="P8"/>
      <text:p text:style-name="P2"/>
      <text:p text:style-name="P2"/>
      <text:p text:style-name="P22"/>
      <text:p text:style-name="P27">// <text:span text:style-name="T9">ZDRAVSTVO</text:span></text:p>
      <text:p text:style-name="P21">MATCH (o:Osoba{OI<text:span text:style-name="T2">B: "25714398229"}), (d:Zdra</text:span>vstveniDjelatnik{id_djelatnik: "zdr_001"}), (i:ZdravstvenaUstanova{id_ustanova: "<text:span text:style-name="T1">zg_</text:span><text:span text:style-name="T7">KBC</text:span>"})</text:p>
      <text:p text:style-name="P21">MERGE (o)-[r1:ZDRAVSTVENI]-&gt;(p:ZdravstveniProblem{vrijeme: "20<text:span text:style-name="T22">19</text:span>-<text:span text:style-name="T22">12</text:span>-10", vrsta_dogadaja: "Lom kosti na nespecifičnom mjestu"})</text:p>
      <text:p text:style-name="P8">MERGE (d)-[r2:ZDRAVSTVO_EVIDENCIJA]-&gt;(p)</text:p>
      <text:p text:style-name="P8">MERGE (p)-[r3:ZDRAVSTVO_LOKACIJA]-&gt;(i)</text:p>
      <text:p text:style-name="P8"/>
      <text:p text:style-name="P21">MATCH (o:Osoba{OIB: <text:span text:style-name="T2">"79305921122"</text:span>}), (d:ZdravstveniDjelatnik{id_djelatnik: "zdr_001"}), (i:ZdravstvenaUstanova{id_ustanova: "<text:span text:style-name="T1">zg_</text:span><text:span text:style-name="T7">KBC</text:span>"})</text:p>
      <text:p text:style-name="P21">MERGE (o)-[r1:ZDRAVSTVENI]-&gt;(p:ZdravstveniProblem{vrijeme: "20<text:span text:style-name="T22">18</text:span>-06-10", vrsta_dogadaja: "Modrica na nespecifičnom mjestu"})</text:p>
      <text:p text:style-name="P21">MERGE (d)-[r2:ZDRAVSTVO_EVIDENCIJA]-&gt;(p)</text:p>
      <text:p text:style-name="P21">MERGE (p)-[r3:ZDRAVSTVO_LOKACIJA]-&gt;(i)</text:p>
      <text:p text:style-name="P2"/>
      <text:p text:style-name="P21"><text:span text:style-name="T2">MATCH (o:Osoba{OIB: "46511490372"}), (d:ZdravstveniDjelatnik{id_djelatnik: "zdr_001"}), (i:ZdravstvenaUstanova{id_ustanova: "</text:span><text:span text:style-name="T5">zg_</text:span><text:span text:style-name="T7">KBC</text:span>"})</text:p>
      <text:p text:style-name="P21">MERGE (o)-[r1:ZDRAVSTVENI]-&gt;(p:ZdravstveniProblem{vrijeme: "20<text:span text:style-name="T22">18</text:span>-06-10", vrsta_dogadaja: "Modrica na nespecifičnom mjestu"})</text:p>
      <text:p text:style-name="P21">MERGE (d)-[r2:ZDRAVSTVO_EVIDENCIJA]-&gt;(p)</text:p>
      <text:p text:style-name="P21">MERGE (p)-[r3:ZDRAVSTVO_LOKACIJA]-&gt;(i)</text:p>
      <text:p text:style-name="P21"/>
      <text:p text:style-name="P21">MATCH (o:Osoba{O<text:span text:style-name="T2">IB: "31262605641"}), (d:Zdra</text:span>vstveniDjelatnik{id_djelatnik: "zdr_001"}), (i:ZdravstvenaUstanova{id_ustanova: "<text:span text:style-name="T1">zg_</text:span><text:span text:style-name="T7">KBC</text:span>"})</text:p>
      <text:p text:style-name="P21">MERGE (o)-[r1:ZDRAVSTVENI]-&gt;(p:ZdravstveniProblem{vrijeme: "20<text:span text:style-name="T23">2</text:span><text:span text:style-name="T22">1</text:span>-<text:span text:style-name="T22">12</text:span>-<text:span text:style-name="T23">25</text:span>", vrsta_dogadaja: "Lom kosti na nespecifičnom mjestu"})</text:p>
      <text:p text:style-name="P21">MERGE (d)-[r2:ZDRAVSTVO_EVIDENCIJA]-&gt;(p)</text:p>
      <text:p text:style-name="P21">MERGE (p)-[r3:ZDRAVSTVO_LOKACIJA]-&gt;(i)</text:p>
      <text:p text:style-name="P21"/>
      <text:p text:style-name="P21">MATCH (o:Osoba{O<text:span text:style-name="T2">IB: "81579051122"}), (d:ZdravstveniDjelatnik{id_djelatnik: "zdr_001"}), (i:ZdravstvenaUstanova{id_ustanova: "</text:span><text:span text:style-name="T5">zg_</text:span><text:span text:style-name="T6">KBC</text:span><text:span text:style-name="T2">"})</text:span></text:p>
      <text:p text:style-name="P21">MERGE (o)-[r1:ZDRAVSTVENI]-&gt;(p:ZdravstveniProblem{vrijeme: "20<text:span text:style-name="T23">22</text:span>-0<text:span text:style-name="T23">5</text:span>-<text:span text:style-name="T23">24</text:span>", vrsta_dogadaja: "Modrica na nespecifičnom mjestu"})</text:p>
      <text:p text:style-name="P21">MERGE (d)-[r2:ZDRAVSTVO_EVIDENCIJA]-&gt;(p)</text:p>
      <text:p text:style-name="P21">MERGE (p)-[r3:ZDRAVSTVO_LOKACIJA]-&gt;(i)</text:p>
      <text:p text:style-name="P22"/>
      <text:p text:style-name="P21">MATCH (o:Osoba{O<text:span text:style-name="T2">IB: "96135027443"}), (d:ZdravstveniDjelatnik{id_djelatnik: "zdr_001"}), (i:ZdravstvenaUstanova{id_ustanova: "</text:span><text:span text:style-name="T5">zg_</text:span><text:span text:style-name="T6">KBC</text:span>"})</text:p>
      <text:p text:style-name="P21">MERGE (o)-[r1:ZDRAVSTVENI]-&gt;(p:ZdravstveniProblem{vrijeme: "20<text:span text:style-name="T22">1</text:span><text:span text:style-name="T24">7</text:span>-<text:span text:style-name="T22">1</text:span><text:span text:style-name="T24">0</text:span>-<text:span text:style-name="T24">22</text:span>", vrsta_dogadaja: "Lom kosti na nespecifičnom mjestu"})</text:p>
      <text:p text:style-name="P21">MERGE (d)-[r2:ZDRAVSTVO_EVIDENCIJA]-&gt;(p)</text:p>
      <text:p text:style-name="P21">MERGE (p)-[r3:ZDRAVSTVO_LOKACIJA]-&gt;(i)</text:p>
      <text:p text:style-name="P27">// <text:span text:style-name="T9">SOCIJALNA</text:span></text:p>
      <text:p text:style-name="P9"/>
      <text:p text:style-name="P24">// SAMOHRANI RODITELJ</text:p>
      <text:p text:style-name="P10">MATCH (o:Osoba{OIB: "95723042960"}), (d:SocijalniRadnik{id_djelatnik: "ss_001"}), (i:SocijalnaSkrb{id_ustanova: "<text:span text:style-name="T1">zg_</text:span><text:span text:style-name="T8">czss</text:span>"})</text:p>
      <text:p text:style-name="P11">MERGE (o)-[r1:SOCIJALNI]-&gt;(p:SocijalniProblem{vrijeme: <text:span text:style-name="T2">"</text:span><text:span text:style-name="T3">2</text:span><text:span text:style-name="T2">022-04-18"</text:span>, vrsta_dogadaja: "Samohrani roditelj"})</text:p>
      <text:p text:style-name="P10">MERGE (d)-[r2:SOCIJALNO_EVIDENCIJA]-&gt;(p)</text:p>
      <text:p text:style-name="P10">MERGE (p)-[r3:SOCIJALNO_LOKACIJA]-&gt;(i)</text:p>
      <text:p text:style-name="P10"/>
      <text:p text:style-name="P16">MATCH (o:Osoba{OIB: "79978058575"}), (d:SocijalniRadnik{id_djelatnik: "ss_001"}), (i:SocijalnaSkrb{id_ustanova: "<text:span text:style-name="T1">zg_</text:span><text:span text:style-name="T8">czss</text:span>"})</text:p>
      <text:p text:style-name="P16">MERGE (o)-[r<text:span text:style-name="T15">1</text:span>:SOCIJALNI]-&gt;(p:SocijalniProblem{vrijeme: <text:span text:style-name="T2">"2021-08-15"</text:span>, vrsta_dogadaja: "Samohrani roditelj"})</text:p>
      <text:p text:style-name="P16">MERGE (d)-[r<text:span text:style-name="T15">2</text:span>:SOCIJALNO_EVIDENCIJA]-&gt;(p)</text:p>
      <text:p text:style-name="P16">MERGE (p)-[r<text:span text:style-name="T15">3</text:span>:SOCIJALNO_LOKACIJA]-&gt;(i)</text:p>
      <text:p text:style-name="P16"/>
      <text:p text:style-name="P25"><text:span text:style-name="T10">MATCH (o:Osoba{OIB: "61655900735"}), (d:SocijalniRadnik{id_djelatnik: "ss_001"}), (i:SocijalnaSkrb{id_ustanova: "</text:span><text:span text:style-name="T11">zg_</text:span><text:span text:style-name="T12">czss</text:span><text:span text:style-name="T10">"})</text:span></text:p>
      <text:p text:style-name="P11">MERGE (o)-[r<text:span text:style-name="T15">1</text:span>:SOCIJALNI]-&gt;(p:SocijalniProblem{vrijeme: <text:span text:style-name="T2">"2022-06-18"</text:span>, vrsta_dogadaja: "Samohrani roditelj"})</text:p>
      <text:p text:style-name="P10">MERGE (d)-[r<text:span text:style-name="T15">2</text:span>:SOCIJALNO_EVIDENCIJA]-&gt;(p)</text:p>
      <text:p text:style-name="P10">MERGE (p)-[r<text:span text:style-name="T15">3</text:span>:SOCIJALNO_LOKACIJA]-&gt;(i)</text:p>
      <text:p text:style-name="P10"/>
      <text:p text:style-name="P16">MATCH (o:Osoba{OIB: "60792688208"}), (d:SocijalniRadnik{id_djelatnik: "ss_001"}), (i:SocijalnaSkrb{id_ustanova: "<text:span text:style-name="T1">zg_</text:span><text:span text:style-name="T8">czss</text:span>"})</text:p>
      <text:p text:style-name="P16">MERGE (o)-[r1:SOCIJALNI]-&gt;(p:SocijalniProblem{vrijeme: <text:span text:style-name="T2">"2021-12-18"</text:span>, vrsta_dogadaja: "Samohrani roditelj"})</text:p>
      <text:p text:style-name="P16">MERGE (d)-[r<text:span text:style-name="T15">2</text:span>:SOCIJALNO_EVIDENCIJA]-&gt;(p)</text:p>
      <text:p text:style-name="P16">MERGE (p)-[r<text:span text:style-name="T15">3</text:span>:SOCIJALNO_LOKACIJA]-&gt;(i)</text:p>
      <text:p text:style-name="P10"/>
      <text:p text:style-name="P10">MATCH (o:Osoba{OIB: "77269070963"}), (d:SocijalniRadnik{id_djelatnik: "ss_001"}), (i:SocijalnaSkrb{id_ustanova: "<text:span text:style-name="T1">zg_</text:span><text:span text:style-name="T8">czss</text:span>"})</text:p>
      <text:p text:style-name="P11">MERGE (o)-[r1:SOCIJALNI]-&gt;(p:SocijalniProblem{vrijeme: <text:span text:style-name="T2">"2020-03-30"</text:span>, vrsta_dogadaja: "Samohrani roditelj"})</text:p>
      <text:p text:style-name="P10">MERGE (d)-[r<text:span text:style-name="T15">2</text:span>:SOCIJALNO_EVIDENCIJA]-&gt;(p)</text:p>
      <text:p text:style-name="P10">MERGE (p)-[r<text:span text:style-name="T15">3</text:span>:SOCIJALNO_LOKACIJA]-&gt;(i)</text:p>
      <text:p text:style-name="P10"/>
      <text:p text:style-name="P10"/>
      <text:p text:style-name="P24">// Korisnik socijalne pomoći</text:p>
      <text:p text:style-name="P12">MATCH (o:Osoba{OIB: "95723042960"}), (d:SocijalniRadnik{id_djelatnik: "ss_001"}), (i:SocijalnaSkrb{id_ustanova: "<text:span text:style-name="T1">zg_</text:span><text:span text:style-name="T8">czss</text:span>"})</text:p>
      <text:p text:style-name="P12">MERGE (o)-[r1:SOCIJALNI]-&gt;(p:SocijalniProblem{vrijeme: <text:span text:style-name="T2">"</text:span><text:span text:style-name="T3">2</text:span><text:span text:style-name="T2">022-0</text:span><text:span text:style-name="T4">5</text:span><text:span text:style-name="T2">-1</text:span><text:span text:style-name="T4">2</text:span><text:span text:style-name="T2">"</text:span>, vrsta_dogadaja: "Korisnik socijalne pomoći"})</text:p>
      <text:p text:style-name="P12">MERGE (d)-[r2:SOCIJALNO_EVIDENCIJA]-&gt;(p)</text:p>
      <text:p text:style-name="P12">MERGE (p)-[r3:SOCIJALNO_LOKACIJA]-&gt;(i)</text:p>
      <text:p text:style-name="P12"/>
      <text:p text:style-name="P12">MATCH (o:Osoba{OIB: "79978058575"}), (d:SocijalniRadnik{id_djelatnik: "ss_001"}), (i:SocijalnaSkrb{id_ustanova: "<text:span text:style-name="T1">zg_</text:span><text:span text:style-name="T8">czss</text:span>"})</text:p>
      <text:p text:style-name="P12">MERGE (o)-[r<text:span text:style-name="T15">1</text:span>:SOCIJALNI]-&gt;(p:SocijalniProblem{vrijeme: <text:span text:style-name="T2">"2021-</text:span><text:span text:style-name="T4">1</text:span><text:span text:style-name="T2">0-</text:span><text:span text:style-name="T4">0</text:span><text:span text:style-name="T2">1"</text:span>, vrsta_dogadaja: "Korisnik socijalne pomoći"})</text:p>
      <text:p text:style-name="P12">MERGE (d)-[r<text:span text:style-name="T15">2</text:span>:SOCIJALNO_EVIDENCIJA]-&gt;(p)</text:p>
      <text:p text:style-name="P12">MERGE (p)-[r<text:span text:style-name="T15">3</text:span>:SOCIJALNO_LOKACIJA]-&gt;(i)</text:p>
      <text:p text:style-name="P12"/>
      <text:p text:style-name="P12">MATCH (o:Osoba{OIB: "60792688208"}), (d:SocijalniRadnik{id_djelatnik: "ss_001"}), (i:SocijalnaSkrb{id_ustanova: "<text:span text:style-name="T1">zg_</text:span><text:span text:style-name="T8">czss</text:span>"})</text:p>
      <text:p text:style-name="P12">MERGE (o)-[r1:SOCIJALNI]-&gt;(p:SocijalniProblem{vrijeme: <text:span text:style-name="T2">"202</text:span><text:span text:style-name="T4">2</text:span><text:span text:style-name="T2">-</text:span><text:span text:style-name="T4">0</text:span><text:span text:style-name="T2">1-1</text:span><text:span text:style-name="T4">2</text:span><text:span text:style-name="T2">"</text:span>, vrsta_dogadaja: "Korisnik socijalne pomoći"})</text:p>
      <text:p text:style-name="P12">MERGE (d)-[r<text:span text:style-name="T15">2</text:span>:SOCIJALNO_EVIDENCIJA]-&gt;(p)</text:p>
      <text:p text:style-name="P12">MERGE (p)-[r<text:span text:style-name="T15">3</text:span>:SOCIJALNO_LOKACIJA]-&gt;(i)</text:p>
      <text:p text:style-name="P12"/>
      <text:p text:style-name="P13">MATCH (o:Osoba{OIB: "<text:span text:style-name="T2">82617112815</text:span>"}), (d:SocijalniRadnik{id_djelatnik: "ss_001"}), (i:SocijalnaSkrb{id_ustanova: "<text:span text:style-name="T1">zg_</text:span><text:span text:style-name="T8">czss</text:span>"})</text:p>
      <text:p text:style-name="P13">MERGE (o)-[r1:SOCIJALNI]-&gt;(p:SocijalniProblem{vrijeme: <text:span text:style-name="T2">"</text:span><text:span text:style-name="T4">2020-12-22</text:span><text:span text:style-name="T2">"</text:span>, vrsta_dogadaja: "Korisnik socijalne pomoći"})</text:p>
      <text:p text:style-name="P13">MERGE (d)-[r<text:span text:style-name="T15">2</text:span>:SOCIJALNO_EVIDENCIJA]-&gt;(p)</text:p>
      <text:p text:style-name="P13">MERGE (p)-[r<text:span text:style-name="T15">3</text:span>:SOCIJALNO_LOKACIJA]-&gt;(i)</text:p>
      <text:p text:style-name="P13"/>
      <text:p text:style-name="P13">MATCH (o:Osoba{OIB: "13319561071"}), (d:SocijalniRadnik{id_djelatnik: "ss_001"}), (i:SocijalnaSkrb{id_ustanova: "<text:span text:style-name="T1">zg_</text:span><text:span text:style-name="T8">czss</text:span>"})</text:p>
      <text:p text:style-name="P13">MERGE (o)-[r1:SOCIJALNI]-&gt;(p:SocijalniProblem{vrijeme: <text:span text:style-name="T2">"</text:span><text:span text:style-name="T4">2020-09-07</text:span><text:span text:style-name="T2">"</text:span>, vrsta_dogadaja: "Korisnik socijalne pomoći"})</text:p>
      <text:p text:style-name="P13">MERGE (d)-[r<text:span text:style-name="T15">2</text:span>:SOCIJALNO_EVIDENCIJA]-&gt;(p)</text:p>
      <text:p text:style-name="P13">MERGE (p)-[r<text:span text:style-name="T15">3</text:span>:SOCIJALNO_LOKACIJA]-&gt;(i)</text:p>
      <text:p text:style-name="P13"/>
      <text:p text:style-name="P13">MATCH (o:Osoba{OIB: "25074847930"}), (d:SocijalniRadnik{id_djelatnik: "ss_001"}), (i:SocijalnaSkrb{id_ustanova: "<text:span text:style-name="T1">zg_</text:span><text:span text:style-name="T8">czss</text:span>"})</text:p>
      <text:p text:style-name="P13">MERGE (o)-[r1:SOCIJALNI]-&gt;(p:SocijalniProblem{vrijeme: <text:span text:style-name="T2">"</text:span><text:span text:style-name="T4">2021-11-13</text:span><text:span text:style-name="T2">"</text:span>, vrsta_dogadaja: "Korisnik socijalne pomoći"})</text:p>
      <text:p text:style-name="P13">MERGE (d)-[r<text:span text:style-name="T15">2</text:span>:SOCIJALNO_EVIDENCIJA]-&gt;(p)</text:p>
      <text:p text:style-name="P13"><text:soft-page-break/>MERGE (p)-[r<text:span text:style-name="T15">3</text:span>:SOCIJALNO_LOKACIJA]-&gt;(i)</text:p>
      <text:p text:style-name="P13"/>
      <text:p text:style-name="P13">MATCH (o:Osoba{OIB: "62636433812"}), (d:SocijalniRadnik{id_djelatnik: "ss_001"}), (i:SocijalnaSkrb{id_ustanova: "<text:span text:style-name="T1">zg_</text:span><text:span text:style-name="T8">czss</text:span>"})</text:p>
      <text:p text:style-name="P13">MERGE (o)-[r1:SOCIJALNI]-&gt;(p:SocijalniProblem{vrijeme: <text:span text:style-name="T2">"</text:span><text:span text:style-name="T4">2019-08-10</text:span><text:span text:style-name="T2">"</text:span>, vrsta_dogadaja: "Korisnik socijalne pomoći"})</text:p>
      <text:p text:style-name="P13">MERGE (d)-[r<text:span text:style-name="T15">2</text:span>:SOCIJALNO_EVIDENCIJA]-&gt;(p)</text:p>
      <text:p text:style-name="P13">MERGE (p)-[r<text:span text:style-name="T15">3</text:span>:SOCIJALNO_LOKACIJA]-&gt;(i)</text:p>
      <text:p text:style-name="P13"/>
      <text:p text:style-name="P13">MATCH (o:Osoba{OIB: "77530935411"}), (d:SocijalniRadnik{id_djelatnik: "ss_001"}), (i:SocijalnaSkrb{id_ustanova: "<text:span text:style-name="T1">zg_</text:span><text:span text:style-name="T8">czss</text:span>"})</text:p>
      <text:p text:style-name="P13">MERGE (o)-[r1:SOCIJALNI]-&gt;(p:SocijalniProblem{vrijeme: <text:span text:style-name="T2">"</text:span><text:span text:style-name="T4">2020-09-27</text:span><text:span text:style-name="T2">"</text:span>, vrsta_dogadaja: "Korisnik socijalne pomoći"})</text:p>
      <text:p text:style-name="P13">MERGE (d)-[r<text:span text:style-name="T15">2</text:span>:SOCIJALNO_EVIDENCIJA]-&gt;(p)</text:p>
      <text:p text:style-name="P13">MERGE (p)-[r<text:span text:style-name="T15">3</text:span>:SOCIJALNO_LOKACIJA]-&gt;(i)</text:p>
      <text:p text:style-name="P13"/>
      <text:p text:style-name="P13">MATCH (o:Osoba{OIB: "92364512903"}), (d:SocijalniRadnik{id_djelatnik: "ss_001"}), (i:SocijalnaSkrb{id_ustanova: "<text:span text:style-name="T1">zg_</text:span><text:span text:style-name="T8">czss</text:span>"})</text:p>
      <text:p text:style-name="P13">MERGE (o)-[r1:SOCIJALNI]-&gt;(p:SocijalniProblem{vrijeme: <text:span text:style-name="T2">"</text:span><text:span text:style-name="T4">2022-03-23</text:span><text:span text:style-name="T2">"</text:span>, vrsta_dogadaja: "Korisnik socijalne pomoći"})</text:p>
      <text:p text:style-name="P13">MERGE (d)-[r<text:span text:style-name="T15">2</text:span>:SOCIJALNO_EVIDENCIJA]-&gt;(p)</text:p>
      <text:p text:style-name="P13">MERGE (p)-[r<text:span text:style-name="T15">3</text:span>:SOCIJALNO_LOKACIJA]-&gt;(i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6:06:18.769906992</meta:creation-date>
    <dc:date>2022-06-21T20:12:09.370700002</dc:date>
    <meta:editing-duration>PT6H35M28S</meta:editing-duration>
    <meta:editing-cycles>72</meta:editing-cycles>
    <meta:generator>LibreOffice/6.4.7.2$Linux_X86_64 LibreOffice_project/40$Build-2</meta:generator>
    <meta:document-statistic meta:table-count="0" meta:image-count="0" meta:object-count="0" meta:page-count="6" meta:paragraph-count="155" meta:word-count="683" meta:character-count="11492" meta:non-whitespace-character-count="10963"/>
  </office:meta>
</office:document-meta>
</file>